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ymes" svg:font-family="Tymes" style:font-pitch="variable"/>
    <style:font-face style:name="F16" svg:font-family="F16"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17f69aa" officeooo:paragraph-rsid="001d2716"/>
    </style:style>
    <style:style style:name="P2" style:family="paragraph" style:parent-style-name="Text_20_body">
      <style:text-properties officeooo:rsid="01ddb705" officeooo:paragraph-rsid="001d2716"/>
    </style:style>
    <style:style style:name="P3" style:family="paragraph" style:parent-style-name="Text_20_body">
      <style:text-properties officeooo:rsid="01de656f" officeooo:paragraph-rsid="001d2716"/>
    </style:style>
    <style:style style:name="P4" style:family="paragraph" style:parent-style-name="Text_20_body">
      <style:text-properties officeooo:rsid="01e1d695" officeooo:paragraph-rsid="001d2716"/>
    </style:style>
    <style:style style:name="P5" style:family="paragraph" style:parent-style-name="Heading_20_1">
      <style:paragraph-properties fo:break-before="page"/>
    </style:style>
    <style:style style:name="T1" style:family="text">
      <style:text-properties officeooo:rsid="01ddb705"/>
    </style:style>
    <style:style style:name="T2" style:family="text">
      <style:text-properties officeooo:rsid="02163c1e"/>
    </style:style>
    <style:style style:name="T3" style:family="text">
      <style:text-properties officeooo:rsid="01de656f"/>
    </style:style>
    <style:style style:name="T4" style:family="text">
      <style:text-properties officeooo:rsid="01e04f8d"/>
    </style:style>
    <style:style style:name="T5" style:family="text">
      <style:text-properties style:font-name="Tymes" officeooo:rsid="001e4da5"/>
    </style:style>
    <style:style style:name="T6" style:family="text">
      <style:text-properties officeooo:rsid="001e4d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troduction</text:h>
      <text:p text:style-name="P1">The problem of extracting information from a string of characters is a problem as old as computers themselves. <text:s/>Computing technology has greatly enhanced the process by increasing its speed, complexity, specificity, and accuracy. <text:s/>It has taken a once tedious task of reading many articles to analyze data and is automating the process. <text:s/>Whether someone is looking to identify names and addresses, <text:span text:style-name="T1">references to other legal or research documents,</text:span> or determining how many times a company has been referenced in newspaper articles; software is being developed to handle the task. </text:p>
      <text:h text:style-name="Heading_20_2" text:outline-level="2"><text:bookmark-start text:name="__RefHeading___Toc3595_3284950984"/>B<text:span text:style-name="T2">ackground</text:span><text:bookmark-end text:name="__RefHeading___Toc3595_3284950984"/></text:h>
      <text:p text:style-name="P2">Several years ago, while I was working as a land surveyor, I was tasked with doing some legal research on a particularly large project. <text:s/>It was a redevelopment project for the Mission Bay District in San Francisco. <text:s/>The Mission Bay District was condemned as a result of the destruction of the 1989 earthquake. <text:s/>It was my task to map all the known and recoverable right-of-ways and easements in the district and prepare a boundary and topographic survey of the district. <text:s/><text:span text:style-name="T3">The boundary was not the difficult part, the City and County of San Francisco had condemned all the properties in the district and purchased the properties by imminent domain. <text:s/>It was all owned by the City and County of San Francisco.</text:span></text:p>
      <text:p text:style-name="P3">The difficult task was to identify the rights-of-way and easements of the various entities that had them and do my best to locate them on the ground. <text:s/>A developer does not want to build a forty story building over an easement a utility company owns, because the utility company has a right to access it and a forty story building gets in the way of that. <text:s/>So it is in the interest of the developer to have the unity company abandon some easements while getting new ones that are more amenable to the development. </text:p>
      <text:p text:style-name="P3">When I started the project, as is standard operating procedure for a land survey, I received all the pertinent deeds that were recorded at the courthouse <text:span text:style-name="T4">along with any supplemental information which may affect property rights on the site. <text:s/>The initial set of documents arrived in seven boxes, enough to fill one and a half filing cabinets full of papers. <text:s/>It was my job to read them and identify any easement or right-of-way which may have been granted as some time. <text:s/>It was a majorly tedious task. <text:s/>It would have been a major savings in my time, which was being billed out at over a hundred dollars and hour, if this task could have been automated in some way. <text:s/>Unfortunately, I was did not have the benefits of automated information extraction at the time. <text:s/>I read it all, much of it several times to confirm references from several documents.</text:span></text:p>
      <text:p text:style-name="P4"><text:soft-page-break/>Typically a deed will contain a property description and its exceptions, easements, and so forth. <text:s/>Both the property description and its exceptions and easements make references to other documents to identify sources of others’ parties interest in the property or adjoining property. <text:s/>It was these references which were of interest to me. <text:s/></text:p>
      <text:p text:style-name="Text_20_body">The problem with San Francisco was that there had been an earlier, much more destructive earthquake in 1906 with a fire that destroyed much of the public records. <text:s/>People still had their property rights and ownership was determined at that time through recovering personal documents and a series of state and federal acts to establish who owned what. <text:s/></text:p>
      <text:p text:style-name="Text_20_body">There as this utility company in the area which had several easements in the area, the San Francisco Gas Light Company. <text:s/>It had easements along all the roads, prior to 1906, and across several parcels of land. <text:s/>Unfortunately, the records specifically describing these easements were destroyed in 1906, yet the San Francisco Gas Light Company still owned these easements, at least on paper. <text:s/>As it turns out, we quit using gas lights and switched to electric lights at about the time of the 1906 earthquake and the San Francisco Gas Light Company no longer existed, other than as a paper entity. <text:s/>The developer was able to get those easements abandoned.</text:p>
      <text:p text:style-name="Text_20_body">This project took months to perform, an information extraction system would have saved tens, possibly more than a hundred thousand dollars in billable hours. <text:s/><text:span text:style-name="T5">A</text:span> programming language designed <text:span text:style-name="T6">to extract</text:span> information <text:span text:style-name="T6">and make associations between various elements of information </text:span>would save the software developer time and money in developing th<text:span text:style-name="T6">e</text:span> software <text:span text:style-name="T6">I needed on the Mission Bay proje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ymes" svg:font-family="Tymes" style:font-pitch="variable"/>
    <style:font-face style:name="F16" svg:font-family="F16"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Tymes" fo:font-family="Tymes" style:font-pitch="variable" officeooo:rsid="01fe8d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ymes" fo:font-family="Tymes" style:font-pitch="variable" fo:font-size="16pt" fo:font-weight="bold" officeooo:rsid="017f69aa"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style:font-name="Times New Roman1" fo:font-family="'Times New Roman'" style:font-style-name="Bold" style:font-family-generic="roman" style:font-pitch="variable" fo:font-size="14pt" fo:font-weight="bold" officeooo:rsid="01418972" style:font-name-asian="Microsoft YaHei" style:font-family-asian="'Microsoft YaHei'"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21:28:29.171225751</meta:creation-date>
    <dc:date>2021-05-05T16:12:53.856948706</dc:date>
    <meta:editing-duration>PT9M</meta:editing-duration>
    <meta:editing-cycles>3</meta:editing-cycles>
    <meta:generator>LibreOffice/6.4.7.2$Linux_X86_64 LibreOffice_project/40$Build-2</meta:generator>
    <meta:document-statistic meta:table-count="0" meta:image-count="0" meta:object-count="0" meta:page-count="2" meta:paragraph-count="10" meta:word-count="733" meta:character-count="4395" meta:non-whitespace-character-count="3642"/>
  </office:meta>
</office:document-meta>
</file>